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caae" officeooo:paragraph-rsid="0014caae"/>
    </style:style>
    <style:style style:name="P2" style:family="paragraph" style:parent-style-name="Standard">
      <style:paragraph-properties fo:text-align="start" style:justify-single-word="false"/>
      <style:text-properties officeooo:rsid="0014caae" officeooo:paragraph-rsid="0014caae"/>
    </style:style>
    <style:style style:name="P3" style:family="paragraph" style:parent-style-name="Standard">
      <style:paragraph-properties fo:text-align="end" style:justify-single-word="false"/>
      <style:text-properties fo:font-weight="bold" officeooo:rsid="0014caae" officeooo:paragraph-rsid="0014caa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caae" officeooo:paragraph-rsid="0014caa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5 Бондарев С.А.</text:p>
      <text:p text:style-name="P3"/>
      <text:p text:style-name="P4">Практическое задание №2</text:p>
      <text:p text:style-name="P2"/>
      <text:p text:style-name="P2"><text:span text:style-name="T1">Тема:</text:span> Знакомство и работа с IDE PyCharm Community. Построение программ линейной структуры в IDE PyCharm Community.</text:p>
      <text:p text:style-name="P2"/>
      <text:p text:style-name="P4">Цель: <text:span text:style-name="T2">выработка первичных навыков работы с IDE PyCharm Community, составление программ линейной структуры</text:span></text:p>
      <text:p text:style-name="P4"><text:span text:style-name="T2"/></text:p>
      <text:p text:style-name="P4">Постановка задачи.</text:p>
      <text:p text:style-name="P4"><text:span text:style-name="T2">Дано двузначное число. Вывести число, полученное при перестановке цифр исходного числа.</text:span></text:p>
      <text:p text:style-name="P4"><text:span text:style-name="T2"/></text:p>
      <text:p text:style-name="P4">Тип алгоритма: <text:span text:style-name="T2">циклический.</text:span></text:p>
      <text:p text:style-name="P4"><text:span text:style-name="T2"/></text:p>
      <text:p text:style-name="P4">Блок-схема алгоритма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09-09T19:29:52.530704429</dc:date>
    <meta:editing-cycles>2</meta:editing-cycles>
    <meta:editing-duration>PT49M3S</meta:editing-duration>
    <meta:document-statistic meta:table-count="0" meta:image-count="0" meta:object-count="0" meta:page-count="1" meta:paragraph-count="8" meta:word-count="55" meta:character-count="429" meta:non-whitespace-character-count="382"/>
    <meta:user-defined meta:name="Поле 1"/>
    <meta:user-defined meta:name="Поле 2"/>
    <meta:user-defined meta:name="Поле 3"/>
    <meta:user-defined meta:name="Поле 4"/>
  </office:meta>
</office:document-meta>
</file>